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6.1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9.1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4.4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85cm" fo:min-width="7.4cm"/>
    </style:style>
    <style:style style:name="gr7" style:family="graphic" style:parent-style-name="standard">
      <style:graphic-properties draw:textarea-horizontal-align="justify" draw:textarea-vertical-align="middle" draw:auto-grow-height="false" fo:min-height="2.95cm" fo:min-width="6cm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7.4cm"/>
    </style:style>
    <style:style style:name="gr9" style:family="graphic" style:parent-style-name="objectwithoutfill">
      <style:graphic-properties draw:marker-start="Arrow" draw:marker-end="Arrow" draw:fill="none" draw:textarea-vertical-align="middle"/>
    </style:style>
    <style:style style:name="gr10" style:family="graphic" style:parent-style-name="objectwithoutfill">
      <style:graphic-properties draw:marker-end="Arrow" draw:fill="none" draw:textarea-vertical-align="middle"/>
    </style:style>
    <style:style style:name="gr11" style:family="graphic" style:parent-style-name="objectwithoutfill">
      <style:graphic-properties draw:marker-start="Arrow" draw:marker-end="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gr15" style:family="graphic" style:parent-style-name="standard">
      <style:graphic-properties draw:textarea-horizontal-align="justify" draw:textarea-vertical-align="middle" draw:auto-grow-height="false" fo:min-height="0.95cm" fo:min-width="3.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78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13cm" svg:x2="19.1cm" svg:y2="13cm">
          <text:p/>
        </draw:line>
        <draw:custom-shape draw:style-name="gr2" draw:text-style-name="P1" draw:layer="layout" svg:width="6.6cm" svg:height="1.9cm" svg:x="7.2cm" svg:y="6.8cm">
          <text:p text:style-name="P1">wireless device driv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6cm" svg:height="1.5cm" svg:x="5.5cm" svg:y="9.5cm">
          <text:p text:style-name="P1">network stac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cm" svg:height="1.5cm" svg:x="3cm" svg:y="12.4cm">
          <text:p text:style-name="P1">socket/bind/etc</text:p>
          <text:p text:style-name="P1"><text:s/>syscall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6cm" svg:height="1.9cm" svg:x="7.3cm" svg:y="3.8cm">
          <text:p text:style-name="P1">wireless devic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4cm" svg:height="2cm" draw:transform="rotate (1.5707963267949) translate (13.1cm 20cm)">
          <text:p text:style-name="P1">wpa_supplican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9cm" svg:height="2.1cm" svg:x="11.1cm" svg:y="22.5cm">
          <text:p text:style-name="P1">network mgmt daemon</text:p>
          <text:p text:style-name="P1">(NetworkManager,</text:p>
          <text:p text:style-name="P1">Wicd,ConnMan,etc)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cm" svg:y1="14.9cm" svg:x2="3cm" svg:y2="15cm">
          <text:p/>
        </draw:line>
        <draw:custom-shape draw:style-name="gr7" draw:text-style-name="P1" draw:layer="layout" svg:width="6.5cm" svg:height="3.2cm" svg:x="1.9cm" svg:y="17.3cm">
          <text:p text:style-name="P1">App using network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9cm" svg:height="2cm" svg:x="11.1cm" svg:y="25.8cm">
          <text:p text:style-name="P1">GUI apps for</text:p>
          <text:p text:style-name="P1">network administration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cm" svg:y1="2.1cm" svg:x2="10cm" svg:y2="3.8cm">
          <text:p/>
        </draw:line>
        <draw:line draw:style-name="gr9" draw:text-style-name="P1" draw:layer="layout" svg:x1="10.2cm" svg:y1="5.7cm" svg:x2="10.2cm" svg:y2="6.8cm">
          <text:p/>
        </draw:line>
        <draw:line draw:style-name="gr9" draw:text-style-name="P1" draw:layer="layout" svg:x1="10.2cm" svg:y1="8.6cm" svg:x2="10.2cm" svg:y2="9.6cm">
          <text:p/>
        </draw:line>
        <draw:line draw:style-name="gr10" draw:text-style-name="P1" draw:layer="layout" svg:x1="7cm" svg:y1="12.3cm" svg:x2="8.1cm" svg:y2="11cm">
          <text:p/>
        </draw:line>
        <draw:line draw:style-name="gr9" draw:text-style-name="P1" draw:layer="layout" svg:x1="13.5cm" svg:y1="20cm" svg:x2="13.5cm" svg:y2="22.5cm">
          <text:p/>
        </draw:line>
        <draw:line draw:style-name="gr9" draw:text-style-name="P1" draw:layer="layout" svg:x1="15.1cm" svg:y1="24.6cm" svg:x2="15.1cm" svg:y2="25.9cm">
          <text:p/>
        </draw:line>
        <draw:line draw:style-name="gr11" draw:text-style-name="P1" draw:layer="layout" svg:x1="6cm" svg:y1="13.9cm" svg:x2="6cm" svg:y2="17.3cm">
          <text:p/>
        </draw:line>
        <draw:frame draw:style-name="gr12" draw:layer="layout" svg:width="3.736cm" svg:height="0.962cm" svg:x="10.5cm" svg:y="2.338cm">
          <draw:text-box>
            <text:p>radio signal</text:p>
          </draw:text-box>
        </draw:frame>
        <draw:frame draw:style-name="gr13" draw:layer="layout" svg:width="2.225cm" svg:height="0.962cm" svg:x="1.975cm" svg:y="9.938cm">
          <draw:text-box>
            <text:p>kernel</text:p>
          </draw:text-box>
        </draw:frame>
        <draw:frame draw:style-name="gr14" draw:layer="layout" svg:width="3.423cm" svg:height="0.962cm" svg:x="2.077cm" svg:y="14.9cm">
          <draw:text-box>
            <text:p>userspace</text:p>
          </draw:text-box>
        </draw:frame>
        <draw:custom-shape draw:style-name="gr8" draw:text-style-name="P1" draw:layer="layout" svg:width="7.9cm" svg:height="2cm" svg:x="1.9cm" svg:y="22.5cm">
          <text:p text:style-name="P1">ifup/ifdown scripts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8.176cm" svg:y1="22.564cm" svg:x2="11.376cm" svg:y2="18.864cm">
          <text:p/>
        </draw:line>
        <draw:custom-shape draw:style-name="gr4" draw:text-style-name="P1" draw:layer="layout" svg:width="4.9cm" svg:height="1.5cm" svg:x="8.4cm" svg:y="12.4cm">
          <text:p text:style-name="P1">ioctl calls</text:p>
          <text:p text:style-name="P1">on socket fd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1cm" svg:height="1.2cm" draw:transform="rotate (1.5707963267949) translate (10.8cm 18.9cm)">
          <text:p text:style-name="P1">ifconfig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9.8cm" svg:y1="13.8cm" svg:x2="9.8cm" svg:y2="14.8cm">
          <text:p/>
        </draw:line>
        <draw:line draw:style-name="gr11" draw:text-style-name="P1" draw:layer="layout" svg:x1="10.7cm" svg:y1="11cm" svg:x2="10.7cm" svg:y2="12.4cm">
          <text:p/>
        </draw:line>
        <draw:custom-shape draw:style-name="gr15" draw:text-style-name="P1" draw:layer="layout" svg:width="4.1cm" svg:height="1.2cm" draw:transform="rotate (1.5707963267949) translate (9.1cm 18.9cm)">
          <text:p text:style-name="P1">iwconfig</text:p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1.4cm" svg:y1="13.8cm" svg:x2="11.4cm" svg:y2="14.8cm">
          <text:p/>
        </draw:line>
        <draw:line draw:style-name="gr11" draw:text-style-name="P1" draw:layer="layout" svg:x1="12.7cm" svg:y1="13.9cm" svg:x2="14.1cm" svg:y2="14.6cm">
          <text:p/>
        </draw:line>
        <draw:line draw:style-name="gr10" draw:text-style-name="P1" draw:layer="layout" svg:x1="7.3cm" svg:y1="22.5cm" svg:x2="9.8cm" svg:y2="18.9cm">
          <text:p/>
        </draw:line>
        <draw:line draw:style-name="gr10" draw:text-style-name="P1" draw:layer="layout" svg:x1="9.5cm" svg:y1="22.5cm" svg:x2="13.1cm" svg:y2="18.8cm">
          <text:p/>
        </draw:line>
        <draw:custom-shape draw:style-name="gr15" draw:text-style-name="P1" draw:layer="layout" svg:width="4.1cm" svg:height="1.2cm" draw:transform="rotate (1.5707963267949) translate (16.8cm 18.8cm)">
          <text:p text:style-name="P1">dhcp client</text:p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5.578cm" svg:height="1.199cm" svg:x="13.4cm" svg:y="20.6cm">
          <draw:text-box>
            <text:p><text:span text:style-name="T1">/run/wpa_supplicant/{iface}</text:span></text:p>
            <text:p><text:span text:style-name="T1">or dbus</text:span></text:p>
          </draw:text-box>
        </draw:frame>
        <draw:custom-shape draw:style-name="gr4" draw:text-style-name="P1" draw:layer="layout" svg:width="4.9cm" svg:height="1.5cm" svg:x="13.7cm" svg:y="12.3cm">
          <text:p text:style-name="P1">netlink</text:p>
          <text:p text:style-name="P1">socket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4cm" svg:y1="11cm" svg:x2="16cm" svg:y2="12.2cm">
          <text:p/>
        </draw:line>
        <draw:line draw:style-name="gr10" draw:text-style-name="P1" draw:layer="layout" svg:x1="15.5cm" svg:y1="13.8cm" svg:x2="14.6cm" svg:y2="14.6cm">
          <text:p/>
        </draw:line>
        <draw:line draw:style-name="gr17" draw:text-style-name="P1" draw:layer="layout" svg:x1="16.6cm" svg:y1="13.8cm" svg:x2="17.3cm" svg:y2="14.7cm">
          <text:p/>
        </draw:line>
        <draw:line draw:style-name="gr10" draw:text-style-name="P1" draw:layer="layout" svg:x1="16.8cm" svg:y1="17.2cm" svg:x2="15.2cm" svg:y2="16.7cm">
          <text:p/>
        </draw:line>
        <draw:frame draw:style-name="gr18" draw:layer="layout" svg:width="1.874cm" svg:height="0.962cm" svg:x="15.2cm" svg:y="24.8cm">
          <draw:text-box>
            <text:p>db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b </meta:initial-creator>
    <meta:creation-date>2015-08-31T10:12:51.023851178</meta:creation-date>
    <dc:date>2015-09-02T21:20:18.639209759</dc:date>
    <dc:creator>deb </dc:creator>
    <meta:editing-duration>PT45M34S</meta:editing-duration>
    <meta:editing-cycles>8</meta:editing-cycles>
    <meta:generator>LibreOffice/4.3.3.2$Linux_X86_64 LibreOffice_project/430m0$Build-2</meta:generator>
    <meta:document-statistic meta:object-count="39"/>
  </office:meta>
</office:document-meta>
</file>